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ксім Багдановіч</text:p>
      <text:p text:style-name="P1">"Пагоня"</text:p>
      <text:p text:style-name="P1"/>
      <text:p text:style-name="P1">Толькi ў сэрцы трывожным пачую</text:p>
      <text:p text:style-name="P1">За краiну радзiмую жах -</text:p>
      <text:p text:style-name="P1">Ўспомню Вострую Браму сьвятую</text:p>
      <text:p text:style-name="P1">I ваякаў на грозных канях.</text:p>
      <text:p text:style-name="P1"/>
      <text:p text:style-name="P1">Ў белай пене праносяцца конi,</text:p>
      <text:p text:style-name="P1">Рвуцца, мкнуцца i цяжка хрыпяць...</text:p>
      <text:p text:style-name="P1">Старадаўняй Лiтоўскай Пагонi</text:p>
      <text:p text:style-name="P1">Не разьбiць, не спынiць, не стрымаць.</text:p>
      <text:p text:style-name="P1"/>
      <text:p text:style-name="P1">У бязьмерную даль вы ляцiце,</text:p>
      <text:p text:style-name="P1">А за вамi, прад вамi - гады.</text:p>
      <text:p text:style-name="P1">Вы за кiм у пагоню сьпяшыце?</text:p>
      <text:p text:style-name="P1">Дзе шляхi вашы йдуць i куды?</text:p>
      <text:p text:style-name="P1"/>
      <text:p text:style-name="P1">Мо яны, Беларусь, панясьлiся</text:p>
      <text:p text:style-name="P1">За тваiмi дзяцьмi ўздагон,</text:p>
      <text:p text:style-name="P1">Што забылi цябе, адраклiся,</text:p>
      <text:p text:style-name="P1">Прадалi i аддалi ў палон?</text:p>
      <text:p text:style-name="P1"/>
      <text:p text:style-name="P1">Бiце ў сэрцы iх - бiце мячамi,</text:p>
      <text:p text:style-name="P1">Не давайце чужынцамi быць!</text:p>
      <text:p text:style-name="P1">Хай пачуюць, як сэрца начамi</text:p>
      <text:p text:style-name="P1">Аб радзiмай старонцы балiць...</text:p>
      <text:p text:style-name="P1"/>
      <text:p text:style-name="P1">Мацi родная, Мацi-Краiна!</text:p>
      <text:p text:style-name="P1">Ня ўсьцiшыцца гэтакi боль...</text:p>
      <text:p text:style-name="P1">Ты прабач, Ты прымi свайго сына,</text:p>
      <text:p text:style-name="P1">За Цябе яму ўмерцi дазволь!..</text:p>
      <text:p text:style-name="P1"/>
      <text:p text:style-name="P1">Ўсё лятуць i лятуць тыя конi,</text:p>
      <text:p text:style-name="P1">Срэбнай збруяй далёка грымяць...</text:p>
      <text:p text:style-name="P1">Старадаўняй Лiтоўскай Пагонi</text:p>
      <text:p text:style-name="P1">Не разьбiць, не спынiць, не стрымаць.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7:50:00.985457482</meta:creation-date>
    <dc:date>2022-09-01T17:51:14.655194770</dc:date>
    <meta:editing-duration>PT1M14S</meta:editing-duration>
    <meta:editing-cycles>1</meta:editing-cycles>
    <meta:document-statistic meta:table-count="0" meta:image-count="0" meta:object-count="0" meta:page-count="1" meta:paragraph-count="31" meta:word-count="139" meta:character-count="835" meta:non-whitespace-character-count="725"/>
    <meta:generator>LibreOffice/7.3.5.2$Linux_X86_64 LibreOffice_project/30$Build-2</meta:generator>
  </office:meta>
</office:document-meta>
</file>